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fb3e" officeooo:paragraph-rsid="0017fb3e"/>
    </style:style>
    <style:style style:name="P2" style:family="paragraph" style:parent-style-name="Standard">
      <style:text-properties fo:font-weight="bold" officeooo:rsid="0017fb3e" officeooo:paragraph-rsid="0017fb3e" style:font-weight-asian="bold" style:font-weight-complex="bold"/>
    </style:style>
    <style:style style:name="P3" style:family="paragraph" style:parent-style-name="Standard">
      <style:text-properties fo:font-weight="normal" officeooo:rsid="0017fb3e" officeooo:paragraph-rsid="0017fb3e" style:font-weight-asian="normal" style:font-weight-complex="normal"/>
    </style:style>
    <style:style style:name="P4" style:family="paragraph" style:parent-style-name="Standard">
      <style:text-properties fo:font-size="14pt" fo:font-weight="bold" officeooo:rsid="0017fb3e" officeooo:paragraph-rsid="0017fb3e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text-properties fo:font-weight="normal" officeooo:rsid="0017fb3e" officeooo:paragraph-rsid="0017fb3e" style:font-weight-asian="normal" style:font-weight-complex="normal"/>
    </style:style>
    <style:style style:name="P6" style:family="paragraph" style:parent-style-name="Standard" style:list-style-name="L2">
      <style:text-properties fo:font-size="14pt" style:text-underline-style="solid" style:text-underline-width="auto" style:text-underline-color="font-color" fo:font-weight="bold" officeooo:rsid="0017fb3e" officeooo:paragraph-rsid="0017fb3e" style:font-size-asian="12.25pt" style:font-weight-asian="bold" style:font-size-complex="14pt" style:font-weight-complex="bold"/>
    </style:style>
    <style:style style:name="P7" style:family="paragraph" style:parent-style-name="Standard" style:list-style-name="L2">
      <style:text-properties fo:font-size="12pt" fo:font-weight="normal" officeooo:rsid="0017fb3e" officeooo:paragraph-rsid="0017fb3e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7fb3e" officeooo:paragraph-rsid="0017fb3e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text-properties fo:font-size="12pt" style:text-underline-style="none" fo:font-weight="normal" officeooo:rsid="0017fb3e" officeooo:paragraph-rsid="0017fb3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a1537" officeooo:paragraph-rsid="001a1537" style:font-size-asian="10.5pt" style:font-weight-asian="normal" style:font-size-complex="12pt" style:font-weight-complex="normal"/>
    </style:style>
    <style:style style:name="P11" style:family="paragraph" style:parent-style-name="Standard" style:list-style-name="L4">
      <style:text-properties fo:font-size="12pt" style:text-underline-style="none" fo:font-weight="normal" officeooo:rsid="001a1537" officeooo:paragraph-rsid="001a1537" style:font-size-asian="10.5pt" style:font-weight-asian="normal" style:font-size-complex="12pt" style:font-weight-complex="normal"/>
    </style:style>
    <style:style style:name="P12" style:family="paragraph" style:parent-style-name="Standard" style:list-style-name="L5">
      <style:text-properties fo:font-size="12pt" style:text-underline-style="none" fo:font-weight="normal" officeooo:rsid="001a1537" officeooo:paragraph-rsid="001a153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af916" officeooo:paragraph-rsid="001af916" style:font-size-asian="10.5pt" style:font-weight-asian="normal" style:font-size-complex="12pt" style:font-weight-complex="normal"/>
    </style:style>
    <style:style style:name="P14" style:family="paragraph" style:parent-style-name="Standard" style:list-style-name="L6">
      <style:text-properties fo:font-size="12pt" style:text-underline-style="none" fo:font-weight="normal" officeooo:rsid="001af916" officeooo:paragraph-rsid="001af916" style:font-size-asian="10.5pt" style:font-weight-asian="normal" style:font-size-complex="12pt" style:font-weight-complex="normal"/>
    </style:style>
    <style:style style:name="P15" style:family="paragraph" style:parent-style-name="Standard" style:list-style-name="L7">
      <style:text-properties fo:font-size="12pt" style:text-underline-style="none" fo:font-weight="normal" officeooo:rsid="001af916" officeooo:paragraph-rsid="001af916" style:font-size-asian="10.5pt" style:font-weight-asian="normal" style:font-size-complex="12pt" style:font-weight-complex="normal"/>
    </style:style>
    <style:style style:name="P16" style:family="paragraph" style:parent-style-name="Standard" style:list-style-name="L8">
      <style:text-properties fo:font-size="12pt" style:text-underline-style="none" fo:font-weight="normal" officeooo:rsid="001af916" officeooo:paragraph-rsid="001af916" style:font-size-asian="10.5pt" style:font-weight-asian="normal" style:font-size-complex="12pt" style:font-weight-complex="normal"/>
    </style:style>
    <style:style style:name="P17" style:family="paragraph" style:parent-style-name="Standard" style:list-style-name="L9">
      <style:text-properties fo:font-size="12pt" style:text-underline-style="none" fo:font-weight="normal" officeooo:rsid="001af916" officeooo:paragraph-rsid="001af916" style:font-size-asian="10.5pt" style:font-weight-asian="normal" style:font-size-complex="12pt" style:font-weight-complex="normal"/>
    </style:style>
    <style:style style:name="P18" style:family="paragraph" style:parent-style-name="Standard" style:list-style-name="L9">
      <style:text-properties fo:font-size="12pt" style:text-underline-style="none" fo:font-weight="normal" officeooo:rsid="001bc0b8" officeooo:paragraph-rsid="001bc0b8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1bc0b8" officeooo:paragraph-rsid="001bc0b8" style:font-size-asian="10.5pt" style:font-weight-asian="normal" style:font-size-complex="12pt" style:font-weight-complex="normal"/>
    </style:style>
    <style:style style:name="P20" style:family="paragraph" style:parent-style-name="Standard" style:list-style-name="L10">
      <style:text-properties fo:font-size="12pt" style:text-underline-style="none" fo:font-weight="normal" officeooo:rsid="001bc0b8" officeooo:paragraph-rsid="001bc0b8" style:font-size-asian="10.5pt" style:font-weight-asian="normal" style:font-size-complex="12pt" style:font-weight-complex="normal"/>
    </style:style>
    <style:style style:name="P21" style:family="paragraph" style:parent-style-name="Standard" style:list-style-name="L12">
      <style:text-properties fo:font-size="12pt" style:text-underline-style="none" fo:font-weight="normal" officeooo:rsid="001bc0b8" officeooo:paragraph-rsid="001bc0b8" style:font-size-asian="10.5pt" style:font-weight-asian="normal" style:font-size-complex="12pt" style:font-weight-complex="normal"/>
    </style:style>
    <style:style style:name="P22" style:family="paragraph" style:parent-style-name="Standard" style:list-style-name="L13">
      <style:text-properties fo:font-size="12pt" style:text-underline-style="none" fo:font-weight="normal" officeooo:rsid="001bc0b8" officeooo:paragraph-rsid="001bc0b8" style:font-size-asian="10.5pt" style:font-weight-asian="normal" style:font-size-complex="12pt" style:font-weight-complex="normal"/>
    </style:style>
    <style:style style:name="P23" style:family="paragraph" style:parent-style-name="Standard" style:list-style-name="L13">
      <style:text-properties fo:font-size="12pt" style:text-underline-style="none" fo:font-weight="normal" officeooo:rsid="001d1c07" officeooo:paragraph-rsid="001d1c07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1d1c07" officeooo:paragraph-rsid="001d1c07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officeooo:rsid="001f01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ÁRNÍ DRUHY A ŽÁNRY</text:p>
      <text:p text:style-name="P2"/>
      <text:p text:style-name="P3">Literární historie</text:p>
      <text:list xml:id="list7847760567970975782" text:style-name="L1">
        <text:list-item>
          <text:p text:style-name="P5">Vývoj, definice směrů</text:p>
        </text:list-item>
      </text:list>
      <text:p text:style-name="P3">Literární teorie</text:p>
      <text:p text:style-name="P3">Literární kritika</text:p>
      <text:p text:style-name="P3"/>
      <text:p text:style-name="P4">Literární teorie</text:p>
      <text:list xml:id="list5712947129478413894" text:style-name="L2">
        <text:list-item>
          <text:p text:style-name="P7">Charakterizuje z obecného hlediska</text:p>
        </text:list-item>
        <text:list-item>
          <text:p text:style-name="P7">Dává žánrům jména a určuje je, pojmenovává různé konstrukce</text:p>
        </text:list-item>
        <text:list-item>
          <text:p text:style-name="P6"><text:span text:style-name="T1">přináší nám terminologii</text:span><text:span text:style-name="T2"> pro ostatní literární vědy</text:span></text:p>
        </text:list-item>
      </text:list>
      <text:p text:style-name="P8"><text:tab/></text:p>
      <text:p text:style-name="P8"><text:tab/>Forma a Obsah</text:p>
      <text:list xml:id="list7113984683706840502" text:style-name="L3">
        <text:list-item>
          <text:p text:style-name="P9">Forma → jakým způsobem je obsah zpracován</text:p>
        </text:list-item>
        <text:list-item>
          <text:p text:style-name="P9">Obsah → téma, na které je změřená</text:p>
        </text:list-item>
      </text:list>
      <text:p text:style-name="P10">Literární druhy podle formy</text:p>
      <text:p text:style-name="P10">Lyrické žánry obsah</text:p>
      <text:list xml:id="list7175840032156641441" text:style-name="L4">
        <text:list-item>
          <text:p text:style-name="P11">Óda</text:p>
        </text:list-item>
        <text:list-item>
          <text:p text:style-name="P11">Elegie</text:p>
        </text:list-item>
        <text:list-item>
          <text:p text:style-name="P11">Epigram</text:p>
          <text:list>
            <text:list-item>
              <text:p text:style-name="P11">Satirický tón</text:p>
            </text:list-item>
          </text:list>
        </text:list-item>
        <text:list-item>
          <text:p text:style-name="P11">Haiku</text:p>
        </text:list-item>
      </text:list>
      <text:p text:style-name="P10">Lyrické žánry forma</text:p>
      <text:list xml:id="list2759217076327442254" text:style-name="L5">
        <text:list-item>
          <text:p text:style-name="P12">Sonet</text:p>
        </text:list-item>
        <text:list-item>
          <text:p text:style-name="P12">Villonská balada</text:p>
        </text:list-item>
        <text:list-item>
          <text:p text:style-name="P12">Píseň</text:p>
        </text:list-item>
        <text:list-item>
          <text:p text:style-name="P12">Haiku</text:p>
        </text:list-item>
      </text:list>
      <text:p text:style-name="P10"/>
      <text:p text:style-name="P13">Byronská povídka</text:p>
      <text:list xml:id="list3059565230246527727" text:style-name="L6">
        <text:list-item>
          <text:p text:style-name="P14">Lyricko-epická skladba, básnická povídka → poéma</text:p>
        </text:list-item>
      </text:list>
      <text:p text:style-name="P13"/>
      <text:p text:style-name="P13">Balada</text:p>
      <text:list xml:id="list6306427153032833865" text:style-name="L7">
        <text:list-item>
          <text:p text:style-name="P15">vždy dramatická, končí špatně</text:p>
        </text:list-item>
      </text:list>
      <text:p text:style-name="P13"/>
      <text:p text:style-name="P13">Romance</text:p>
      <text:list xml:id="list257292060948704572" text:style-name="L8">
        <text:list-item>
          <text:p text:style-name="P16">šťastný děj, končí dobře</text:p>
        </text:list-item>
      </text:list>
      <text:p text:style-name="P13"/>
      <text:p text:style-name="P13">Divadlo</text:p>
      <text:list xml:id="list8680309077379624297" text:style-name="L9">
        <text:list-item>
          <text:p text:style-name="P17">Komedie</text:p>
        </text:list-item>
        <text:list-item>
          <text:p text:style-name="P17">Tragédie</text:p>
        </text:list-item>
        <text:list-item>
          <text:p text:style-name="P17">Tragikomedie</text:p>
        </text:list-item>
        <text:list-item>
          <text:p text:style-name="P17">Náboženské hry</text:p>
        </text:list-item>
        <text:list-item>
          <text:p text:style-name="P17">Interludia</text:p>
          <text:list>
            <text:list-item>
              <text:p text:style-name="P17">Komické scénky na odlehčení přestávek dramatická</text:p>
            </text:list-item>
          </text:list>
        </text:list-item>
        <text:list-item>
          <text:p text:style-name="P17">Fraška</text:p>
          <text:list>
            <text:list-item>
              <text:p text:style-name="P17">Nízká komedie se zpěvy</text:p>
            </text:list-item>
            <text:list-item>
              <text:p text:style-name="P17">Z tohoto se vyvinul muzikál</text:p>
            </text:list-item>
          </text:list>
        </text:list-item>
        <text:list-item>
          <text:p text:style-name="P18">Commedia dell‘Arte</text:p>
          <text:list>
            <text:list-item>
              <text:p text:style-name="P18">Improvizované</text:p>
            </text:list-item>
          </text:list>
        </text:list-item>
        <text:list-item>
          <text:p text:style-name="P18"><text:soft-page-break/>Absurdní dramata</text:p>
        </text:list-item>
      </text:list>
      <text:p text:style-name="P19"/>
      <text:p text:style-name="P19">Dělění dle formy</text:p>
      <text:list xml:id="list786534539331206504" text:style-name="L10">
        <text:list-item>
          <text:p text:style-name="P20">V období klasicismu nastává změna, kladen důraz na čistotu formy</text:p>
        </text:list-item>
        <text:list-item>
          <text:p text:style-name="P20">Prolínající se triády</text:p>
        </text:list-item>
      </text:list>
      <text:p text:style-name="P19"/>
      <text:p text:style-name="P19">Próza</text:p>
      <text:list xml:id="list8380103798204124222" text:style-name="L12">
        <text:list-item>
          <text:p text:style-name="P21">věty</text:p>
        </text:list-item>
      </text:list>
      <text:p text:style-name="P19">Poezie</text:p>
      <text:list xml:id="list3469401214830357550" text:style-name="L13">
        <text:list-item>
          <text:p text:style-name="P22">verše</text:p>
          <text:list>
            <text:list-item>
              <text:p text:style-name="P22">určeny k hlasitému přednáčení, zpěvu, k lepšímu zapamatování</text:p>
            </text:list-item>
            <text:list-item>
              <text:p text:style-name="P23">Poetičtější</text:p>
            </text:list-item>
            <text:list-item>
              <text:p text:style-name="P23">Práce se zvukem</text:p>
            </text:list-item>
          </text:list>
        </text:list-item>
      </text:list>
      <text:p text:style-name="P24"/>
      <text:p text:style-name="P24">Až na konci středověku se epika přesunula k próze, předtím se vše psalo spíše veršovaně</text:p>
      <text:p text:style-name="P24"/>
      <text:p text:style-name="P24">Drama → dia<text:span text:style-name="T3">log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0:59:31.138661988</meta:creation-date>
    <dc:date>2018-04-11T12:32:59.728693220</dc:date>
    <meta:editing-duration>PT4M53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2" meta:paragraph-count="56" meta:word-count="206" meta:character-count="1158" meta:non-whitespace-character-count="1042"/>
  </office:meta>
</office:document-meta>
</file>